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LConnection.getRespons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LConnection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Connection.using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Connection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URLConnection.ServletURLConnection( URL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vletURLConnection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LConnection.getError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RLConnection.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URLConnection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